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af6b" officeooo:paragraph-rsid="001faf6b"/>
    </style:style>
    <style:style style:name="P2" style:family="paragraph" style:parent-style-name="Standard">
      <style:text-properties officeooo:rsid="00093b19" officeooo:paragraph-rsid="001faf6b"/>
    </style:style>
    <style:style style:name="P3" style:family="paragraph" style:parent-style-name="Standard_20__28_user_29_">
      <style:text-properties officeooo:paragraph-rsid="001faf6b"/>
    </style:style>
    <style:style style:name="P4" style:family="paragraph" style:parent-style-name="Standard_20__28_user_29_">
      <style:text-properties officeooo:rsid="0012ce0d" officeooo:paragraph-rsid="001faf6b"/>
    </style:style>
    <style:style style:name="T1" style:family="text">
      <style:text-properties officeooo:rsid="000fd94f"/>
    </style:style>
    <style:style style:name="T2" style:family="text">
      <style:text-properties officeooo:rsid="00093b19"/>
    </style:style>
    <style:style style:name="T3" style:family="text">
      <style:text-properties officeooo:rsid="0013a755"/>
    </style:style>
    <style:style style:name="T4" style:family="text">
      <style:text-properties officeooo:rsid="00151b02"/>
    </style:style>
    <style:style style:name="T5" style:family="text">
      <style:text-properties officeooo:rsid="001feb83"/>
    </style:style>
    <style:style style:name="T6" style:family="text">
      <style:text-properties officeooo:rsid="000ceb53"/>
    </style:style>
    <style:style style:name="T7" style:family="text">
      <style:text-properties officeooo:rsid="0010a8e2"/>
    </style:style>
    <style:style style:name="T8" style:family="text">
      <style:text-properties officeooo:rsid="000dbbb8"/>
    </style:style>
    <style:style style:name="T9" style:family="text">
      <style:text-properties style:use-window-font-color="true" style:font-name="Liberation Serif" fo:font-size="12pt" fo:language="fr" fo:country="FR" officeooo:rsid="0013a755" style:letter-kerning="true" style:font-name-asian="SimSun" style:font-size-asian="12pt" style:language-asian="zh" style:country-asian="CN" style:font-name-complex="Arial" style:font-size-complex="12pt" style:language-complex="hi" style:country-complex="IN"/>
    </style:style>
    <style:style style:name="T10" style:family="text">
      <style:text-properties style:use-window-font-color="true" style:font-name="Liberation Serif" fo:font-size="12pt" fo:language="fr" fo:country="FR" officeooo:rsid="001feb83" style:letter-kerning="true" style:font-name-asian="SimSun" style:font-size-asian="12pt" style:language-asian="zh" style:country-asian="CN" style:font-name-complex="Arial" style:font-size-complex="12pt" style:language-complex="hi" style:country-complex="IN"/>
    </style:style>
    <style:style style:name="T11" style:family="text">
      <style:text-properties style:use-window-font-color="true" style:font-name="Liberation Serif" fo:font-size="12pt" fo:language="fr" fo:country="FR" officeooo:rsid="001f2204" style:letter-kerning="true" style:font-name-asian="SimSun" style:font-size-asian="12pt" style:language-asian="zh" style:country-asian="CN" style:font-name-complex="Arial" style:font-size-complex="12pt" style:language-complex="hi" style:country-complex="IN"/>
    </style:style>
    <style:style style:name="T12" style:family="text">
      <style:text-properties fo:color="#000000"/>
    </style:style>
    <style:style style:name="T13" style:family="text">
      <style:text-properties fo:color="#000000" officeooo:rsid="00147f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dame, Monsieur</text:p>
      <text:p text:style-name="P2"/>
      <text:p text:style-name="P3"><text:span text:style-name="T2">Actuellement élève de terminale avec </text:span><text:span text:style-name="T6">les</text:span><text:span text:style-name="T2"> spécialités Mathématiques et N</text:span><text:span text:style-name="T7">umérique et Sciences Informatiques</text:span><text:span text:style-name="T2">, je souhaiterais entamer des études supérieures </text:span><text:span text:style-name="T8">afin</text:span><text:span text:style-name="T2"> d'obtenir le diplôme </text:span><text:span text:style-name="T9">BTS </text:span><text:span text:style-name="T10">dans le </text:span><text:span text:style-name="T11">BTP</text:span><text:span text:style-name="T2">. Pouvoir rejoindre </text:span><text:span text:style-name="T6">votre école du</text:span><text:span text:style-name="T2"> réseau </text:span><text:span text:style-name="T11">ECIR</text:span><text:span text:style-name="T2"> serait pour moi un grand pas dans cette voie.</text:span></text:p>
      <text:p text:style-name="P3"/>
      <text:p text:style-name="P1"><text:span text:style-name="T2">Lors d’une journée portes ouvertes en 20</text:span><text:span text:style-name="T3">2</text:span><text:span text:style-name="T4">3</text:span><text:span text:style-name="T2">, j’ai pu visiter l’école </text:span><text:span text:style-name="T5">ECIR</text:span><text:span text:style-name="T2"> de </text:span><text:span text:style-name="T5">Mallemort</text:span><text:span text:style-name="T2"> et discuter avec certains de vos élèves qui m'ont donné une image attrayante de l’école et de la bonne ambiance entre les étudiants au sein de l'établissement tout en me parlant de l’école elle-même. </text:span><text:span text:style-name="T1">De plus, à travers la chorale dont je fais parti, j’ai pu apprendre la valeur et l’intérêt de l’esprit et du travail d’équipe nécessaires au métier d</text:span><text:span text:style-name="T5">e chef d’équipe</text:span><text:span text:style-name="T1">.</text:span></text:p>
      <text:p text:style-name="P2"/>
      <text:p text:style-name="P4">Dans l'espoir d'une réponse positive, je vous prie d'agréer, Madame, Monsieur<text:span text:style-name="T12">, mes </text:span><text:span text:style-name="T13">sincères</text:span><text:span text:style-name="T12"> salutation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2-28T14:27:51.253000000</meta:creation-date>
    <dc:date>2023-12-28T14:43:24.534000000</dc:date>
    <meta:editing-duration>PT5M33S</meta:editing-duration>
    <meta:editing-cycles>1</meta:editing-cycles>
    <meta:document-statistic meta:table-count="0" meta:image-count="0" meta:object-count="0" meta:page-count="1" meta:paragraph-count="4" meta:word-count="136" meta:character-count="858" meta:non-whitespace-character-count="726"/>
    <meta:generator>LibreOffice/6.4.4.2$Windows_X86_64 LibreOffice_project/3d775be2011f3886db32dfd395a6a6d1ca2630ff</meta:generator>
  </office:meta>
</office:document-meta>
</file>